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6.2984in" style:type="right" style:leader-style="dotted" style:leader-text="."/>
        </style:tab-stops>
      </style:paragraph-properties>
    </style:style>
    <style:style style:name="P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6.2984in" style:type="right" style:leader-style="dotted" style:leader-text="."/>
        </style:tab-stops>
      </style:paragraph-properties>
    </style:style>
    <style:style style:name="P4" style:family="paragraph" style:parent-style-name="Standard">
      <style:paragraph-properties fo:margin-left="0in" fo:margin-right="0in" fo:text-indent="0in" style:auto-text-indent="false"/>
      <style:text-properties fo:font-weight="bold" style:font-weight-asian="bold"/>
    </style:style>
    <style:style style:name="P5"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6.2984in" style:type="right" style:leader-style="dotted" style:leader-text="."/>
        </style:tab-stops>
      </style:paragraph-properties>
    </style:style>
    <style:style style:name="P6" style:family="paragraph" style:parent-style-name="Standard">
      <style:paragraph-properties fo:margin-left="0in" fo:margin-right="0in" fo:margin-top="0in" fo:margin-bottom="0in" loext:contextual-spacing="false" fo:line-height="150%" fo:text-indent="0.5902in" style:auto-text-indent="false"/>
    </style:style>
    <style:style style:name="P7" style:family="paragraph" style:parent-style-name="Standard">
      <style:paragraph-properties fo:margin-left="0in" fo:margin-right="0in" fo:margin-top="0in" fo:margin-bottom="0in" loext:contextual-spacing="false" fo:line-height="150%" fo:text-indent="0.5902in" style:auto-text-indent="false"/>
      <style:text-properties fo:font-size="12pt" style:font-size-asian="12pt" style:font-size-complex="12pt"/>
    </style:style>
    <style:style style:name="P8" style:family="paragraph" style:parent-style-name="Standard">
      <style:paragraph-properties fo:margin-left="0in" fo:margin-right="0in" fo:margin-top="0in" fo:margin-bottom="0in" loext:contextual-spacing="false" fo:line-height="150%" fo:text-indent="0in" style:auto-text-indent="false"/>
    </style:style>
    <style:style style:name="P9" style:family="paragraph" style:parent-style-name="Standard">
      <style:paragraph-properties fo:margin-left="0in" fo:margin-right="0in" fo:text-indent="0in" style:auto-text-indent="false"/>
      <style:text-properties fo:font-weight="bold" style:font-weight-asian="bold"/>
    </style:style>
    <style:style style:name="P10" style:family="paragraph" style:parent-style-name="Heading_20_1">
      <style:paragraph-properties fo:margin-left="0in" fo:margin-right="0in" fo:text-align="center" style:justify-single-word="false" fo:text-indent="0in" style:auto-text-indent="false" fo:break-before="page"/>
    </style:style>
    <style:style style:name="P11" style:family="paragraph" style:parent-style-name="Heading_20_1">
      <style:paragraph-properties fo:margin-left="0in" fo:margin-right="0in" fo:margin-top="0in" fo:margin-bottom="0in" loext:contextual-spacing="false" fo:line-height="100%" fo:text-indent="0in" style:auto-text-indent="false"/>
    </style:style>
    <style:style style:name="P12" style:family="paragraph" style:parent-style-name="Heading_20_1">
      <style:paragraph-properties fo:margin-left="0in" fo:margin-right="0in" fo:text-indent="0in" style:auto-text-indent="false"/>
    </style:style>
    <style:style style:name="P13" style:family="paragraph" style:parent-style-name="Heading_20_1">
      <style:paragraph-properties fo:margin-left="0in" fo:margin-right="0in" fo:margin-top="0in" fo:margin-bottom="0in" loext:contextual-spacing="false" fo:line-height="150%" fo:text-indent="0in" style:auto-text-indent="false" fo:break-before="page"/>
    </style:style>
    <style:style style:name="P14" style:family="paragraph" style:parent-style-name="Title">
      <style:paragraph-properties fo:margin-top="0in" fo:margin-bottom="0in" loext:contextual-spacing="false" fo:line-height="150%" fo:text-align="center" style:justify-single-word="false"/>
    </style:style>
    <style:style style:name="P15" style:family="paragraph" style:parent-style-name="Title">
      <style:paragraph-properties fo:margin-top="0in" fo:margin-bottom="0in" loext:contextual-spacing="false" fo:line-height="150%" fo:text-align="center" style:justify-single-word="false"/>
    </style:style>
    <style:style style:name="P16" style:family="paragraph" style:parent-style-name="Title" style:master-page-name="First_20_Page">
      <style:paragraph-properties fo:margin-top="0in" fo:margin-bottom="0in" loext:contextual-spacing="false" fo:line-height="150%" fo:text-align="center" style:justify-single-word="false" style:page-number="auto"/>
    </style:style>
    <style:style style:name="T1" style:family="text">
      <style:text-properties fo:color="#000000" style:text-underline-style="none" fo:font-weight="bold" style:font-weight-asian="bold"/>
    </style:style>
    <style:style style:name="T2" style:family="text">
      <style:text-properties fo:color="#000000" style:text-underline-style="none"/>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ivtfrl4dx38d"/><text:soft-page-break/></text:p>
      <text:p text:style-name="P14"><text:bookmark text:name="_3dy7qq332va9"/></text:p>
      <text:p text:style-name="P14"><text:bookmark text:name="_fmjdog9uabsu"/></text:p>
      <text:p text:style-name="P14"><text:bookmark text:name="_4qf4t3tc52cv"/></text:p>
      <text:p text:style-name="P14"><text:bookmark text:name="_z9b3q684lewq"/></text:p>
      <text:p text:style-name="P14"><text:bookmark text:name="_kdy64lce5u98"/></text:p>
      <text:p text:style-name="P14"><text:bookmark text:name="_hhvwawekyl5r"/></text:p>
      <text:p text:style-name="P14"><text:bookmark text:name="_j7uaae7y4gex"/></text:p>
      <text:p text:style-name="P14"><text:bookmark text:name="_20saw9b09j99"/></text:p>
      <text:p text:style-name="P14"><text:bookmark text:name="_fxasmgpkk33n"/></text:p>
      <text:p text:style-name="P14"><text:bookmark text:name="_dmhdd0qebb47"/></text:p>
      <text:p text:style-name="P14"><text:bookmark text:name="_50mtasnhqdyt"/></text:p>
      <text:p text:style-name="P14"><text:bookmark text:name="_jhy7uusoirox"/>PROCESSO DE ATUALIZAÇÃO DE VERSÃO DO <text:line-break/>SOFTWARE MAPAS CULTURAIS</text:p>
      <text:p text:style-name="P10"><text:bookmark text:name="_ss2ocg8tobm4"/>SUMÁRIO</text:p>
      <text:p text:style-name="P1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ss2ocg8tobm4" text:style-name="Index_20_Link" text:visited-style-name="Index_20_Link"><text:span text:style-name="T1">SUMÁRIO<text:tab/></text:span></text:a><text:span text:style-name="T3">2</text:span></text:p>
          <text:p text:style-name="P2"><text:a xlink:type="simple" xlink:href="#_etcc9kfd7f1v" text:style-name="Index_20_Link" text:visited-style-name="Index_20_Link"><text:span text:style-name="T1">1 INTRODUÇÃO<text:tab/></text:span></text:a><text:span text:style-name="T3">3</text:span></text:p>
          <text:p text:style-name="P2"><text:a xlink:type="simple" xlink:href="#_zhtm4n3pp2zp" text:style-name="Index_20_Link" text:visited-style-name="Index_20_Link"><text:span text:style-name="T1">2 CONTEXTO, HISTÓRIA E PROCESSO DE DESENVOLVIMENTO DO SOFTWARE<text:tab/></text:span></text:a><text:span text:style-name="T3">3</text:span></text:p>
          <text:p text:style-name="P2"><text:a xlink:type="simple" xlink:href="#_ybah1z4pvepj" text:style-name="Index_20_Link" text:visited-style-name="Index_20_Link"><text:span text:style-name="T1">3 SITUAÇÃO DAS VERSÕES DO SOFTWARE E MODIFICAÇÕES NO BANCO DE DADOS<text:tab/></text:span></text:a><text:span text:style-name="T3">4</text:span></text:p>
          <text:p text:style-name="P2"><text:a xlink:type="simple" xlink:href="#_3merpxq35uh5" text:style-name="Index_20_Link" text:visited-style-name="Index_20_Link"><text:span text:style-name="T1">4 AVALIAÇÃO DA NECESSIDADE DE ATUALIZAÇÃO<text:tab/></text:span></text:a><text:span text:style-name="T3">4</text:span></text:p>
          <text:p text:style-name="P2"><text:a xlink:type="simple" xlink:href="#_jqri7mm8nk0z" text:style-name="Index_20_Link" text:visited-style-name="Index_20_Link"><text:span text:style-name="T1">5 ESTRATÉGIA DE ATUALIZAÇÃO<text:tab/></text:span></text:a><text:span text:style-name="T3">5</text:span></text:p>
          <text:p text:style-name="P5"><text:a xlink:type="simple" xlink:href="#_3yuce916wlz2" text:style-name="Index_20_Link" text:visited-style-name="Index_20_Link"><text:span text:style-name="T2">5.1 CÓDIGO<text:tab/></text:span></text:a>6</text:p>
          <text:p text:style-name="P5"><text:a xlink:type="simple" xlink:href="#_hrschsydnstt" text:style-name="Index_20_Link" text:visited-style-name="Index_20_Link"><text:span text:style-name="T2">5.2 BANCO DE DADOS<text:tab/></text:span></text:a>6</text:p>
          <text:p text:style-name="P5"><text:a xlink:type="simple" xlink:href="#_dnyqoi6tqih5" text:style-name="Index_20_Link" text:visited-style-name="Index_20_Link"><text:span text:style-name="T2">5.3 AMBIENTES: TESTES, HOMOLOGAÇÃO E PRODUÇÃO<text:tab/></text:span></text:a>7</text:p>
          <text:p text:style-name="P5"><text:a xlink:type="simple" xlink:href="#_xsrypfq6r642" text:style-name="Index_20_Link" text:visited-style-name="Index_20_Link"><text:span text:style-name="T2">5.4 PLANO DE CONTINGÊNCIA<text:tab/></text:span></text:a>8</text:p>
          <text:p text:style-name="P2"><text:a xlink:type="simple" xlink:href="#_yshpvkkrr5tq" text:style-name="Index_20_Link" text:visited-style-name="Index_20_Link"><text:span text:style-name="T1">6 TESTES E VALIDAÇÃO<text:tab/></text:span></text:a><text:span text:style-name="T3">8</text:span></text:p>
          <text:p text:style-name="P2"><text:a xlink:type="simple" xlink:href="#_idfxmwkq2sbn" text:style-name="Index_20_Link" text:visited-style-name="Index_20_Link"><text:span text:style-name="T1">7 IMPLEMENTAÇÃO<text:tab/></text:span></text:a><text:span text:style-name="T3">8</text:span></text:p>
          <text:p text:style-name="P2"><text:a xlink:type="simple" xlink:href="#_ofwwbnxxkyru" text:style-name="Index_20_Link" text:visited-style-name="Index_20_Link"><text:span text:style-name="T1">8 COMUNICAÇÃO<text:tab/></text:span></text:a><text:span text:style-name="T3">8</text:span></text:p>
          <text:p text:style-name="P2"><text:a xlink:type="simple" xlink:href="#_1q58a7ymkxap" text:style-name="Index_20_Link" text:visited-style-name="Index_20_Link"><text:span text:style-name="T1">9 SUPORTE E DOCUMENTAÇÃO<text:tab/></text:span></text:a><text:span text:style-name="T3">10</text:span></text:p>
          <text:p text:style-name="P2"><text:a xlink:type="simple" xlink:href="#_svmataqsiap6" text:style-name="Index_20_Link" text:visited-style-name="Index_20_Link"><text:span text:style-name="T1">10 EVOLUÇÃO CONTÍNUA<text:tab/></text:span></text:a><text:span text:style-name="T3">10</text:span></text:p>
        </text:index-body>
      </text:table-of-content>
      <text:p text:style-name="P14"><text:bookmark text:name="_havgg6hkmfos"/></text:p>
      <text:p text:style-name="P13"><text:bookmark text:name="_etcc9kfd7f1v"/>1 INTRODUÇÃO</text:p>
      <text:p text:style-name="Standard"/>
      <text:p text:style-name="Standard">Este documento tem como objetivo servir de base inicial para construção colaborativa de um guia de orientações para a atualização de soluções digitais de fomento à cultura, iniciando especificamente pelo software livre Mapas Culturais, utilizado no Sistema Nacional de Informações e Indicadores Culturais. Com diretrizes claras e procedimentos básicos, este guia visa facilitar o processo de transição para uma nova plataforma, garantindo a eficiência e minimizando a interrupção dos serviços.</text:p>
      <text:p text:style-name="Standard">Com a reestabilização do Ministério da Cultura, o principal software de gestão cultural do país também está sendo revigorado. Nesse contexto, ações iniciais estão sendo implementadas para melhorar a eficiência e eficácia do software, a fim de atender melhor às necessidades da gestão cultural.</text:p>
      <text:p text:style-name="Standard">Modernizar e manter o software atualizado traz múltiplos benefícios para qualquer organização. No caso do Ministério da Cultura, a atualização do software irá melhorar significativamente a segurança, a performance e a interface do sistema. Estas melhorias irão não só aumentar a eficiência e a produtividade, mas também proporcionarão uma experiência de usuário mais agradável e intuitiva para aqueles que interagem com o software nos servidores do MinC.</text:p>
      <text:p text:style-name="P6"/>
      <text:p text:style-name="P11"><text:bookmark text:name="_zhtm4n3pp2zp"/>2 CONTEXTO, HISTÓRIA E PROCESSO DE DESENVOLVIMENTO DO SOFTWARE</text:p>
      <text:p text:style-name="P6"/>
      <text:p text:style-name="Standard">O processo de implementação nos servidores do Minc aconteceu a partir da demanda do Cultura Viva o que levou a criação de um série de customizações para adequação ao cadastro necessário.</text:p>
      <text:p text:style-name="Standard">A versão utilizada nos servidores do MinC está baseada na "v5.1.42", atualmente a mais atual é "v7.3.7". No banco de dados existem um total de 139954 agentes, 32122 espaços, 6863 eventos, 3790 projetos e 183 oportunidades. É importante ressaltar que existem muitos testes dentro desses números da instância utilizada pelo MinC.</text:p>
      <text:p text:style-name="Standard">O uso do "subsite", mecanismo dentro do software que permite que o mesmo seja utilizado para múltiplos estados, foi descontinuado na versão mais atual, mantendo apenas a compatibilidade dos dados.</text:p>
      <text:p text:style-name="Standard">O software atual é escrito principalmente em PHP, incluindo html, css e javascript. Além das linguagens de programação algumas bibliotecas são importantes destacar, como o Slim Framework no backend e o VueJS no frontend. Além claro do banco de dados PostGIS.</text:p>
      <text:p text:style-name="Standard">O grande desafio na atualização é garantir que as modificações customizadas pelos temas e plugins internos do MinC sejam migrados de maneira mais adequada sem prejuízo de uso para o usuário final.</text:p>
      <text:p text:style-name="P8"/>
      <text:p text:style-name="P12"><text:bookmark text:name="_ybah1z4pvepj"/>3 SITUAÇÃO DAS VERSÕES DO SOFTWARE E MODIFICAÇÕES NO BANCO DE DADOS</text:p>
      <text:p text:style-name="P7"/>
      <text:p text:style-name="Standard">Entre a versão 5 e 7 do mapas mais de 5000 commits foram feitos, mais de 3000 arquivos alterados, resultando em muitas novas funcionalidades e correções.</text:p>
      <text:p text:style-name="Standard"/>
      <text:p text:style-name="Standard">As principais funcionalidades implementadas incluem um botão de aplicar avaliações para avaliações técnicas, exibição de parecer na avaliação documental e técnica, um campo de dados bancários vinculado ao agente responsável e um botão que sincroniza as inscrições entre as fases. As melhorias incluem a instalação de uma nova biblioteca para geração de arquivos CSV, novos componentes Vue.js para tabelas, refatoração da listagem de inscrições e a implementação de melhorias de desempenho.</text:p>
      <text:p text:style-name="Standard">São numerosas as correções de erros, tais como correção de seleção de relacionamentos OneToOne, correção de erros de instalação do npm após o node, correções de extração de planilhas em Excel das entidades via API, ajustes na ordem alfabética dos tipos de entidades e correções na configuração do corte da imagem do avatar. </text:p>
      <text:p text:style-name="Standard">As bibliotecas do php e do javascript também foram atualizadas para novas versões, além de uma atualização para suporte da versão mais atual do php a 8.</text:p>
      <text:p text:style-name="P4"><text:soft-page-break/></text:p>
      <text:p text:style-name="P12"><text:bookmark text:name="_3merpxq35uh5"/>4 AVALIAÇÃO DA NECESSIDADE DE ATUALIZAÇÃO</text:p>
      <text:p text:style-name="Standard">A atualização de software é uma tarefa significativa que requer uma avaliação prévia cuidadosa. Antes de tomar a decisão de migrar, é preciso analisar a necessidade real e identificar os desafios, os benefícios, assim como os possíveis contratempos de tal tarefa. O sistema de software atual atende suficientemente às necessidades do negócio? Existem problemas críticos que apenas um novo sistema pode resolver? Estas são algumas das questões que devem ser respondidas durante a avaliação.</text:p>
      <text:p text:style-name="Standard">No contexto atual, é primordial que os tomadores de decisão e gestores estejam bem informados sobre as implicações da atualização. Isso envolve a educação e o diálogo sobre os prós e os contras, assim como as possíveis repercussões. Os gestores também devem estar cientes do tempo, custos, recursos e outros aspectos ligados ao processo.</text:p>
      <text:p text:style-name="Standard">A compreensão clara das vantagens e desvantagens, é essencial. Que benefícios traz essa atualização para o contexto em questão? Serão novas funcionalidades melhoradas, maior eficiência, redução de custos ou mais segurança? Por outro lado, o que possivelmente será perdido? São dados ou funcionalidades específicas, ou talvez a familiaridade com o sistema atual? Ao avaliar esses fatores, será possível fazer uma escolha informada balançando os benefícios e os contrapesos.</text:p>
      <text:p text:style-name="Standard">Qualquer processo de atualização de software trará consigo desafios. A complexidade do processo será geralmente dependente do tipo de software, dos dados envolvidos e da escala. Alguns dos desafios a serem enfrentados podem incluir a transferência segura e eficiente de dados, a minimização do tempo de inatividade, a formação de funcionários no uso do novo software, entre outros.</text:p>
      <text:p text:style-name="Standard">Embora seja importante ponderar quando efetuar atualizações de software, é essencial manter-se atualizado. As atualizações de software não só proporcionam novas funcionalidades e melhorias, mas também corrigem problemas e resolvem questões de segurança. Por esse motivo, é recomendado progredir constantemente, adaptar-se às mudanças e evoluir de acordo com a evolução do software e as necessidades da organização. Ponderando cada atualização, que deve ser avaliada cuidadosamente para garantir que beneficia realmente a organização e não causará repercussões indesejadas.</text:p>
      <text:p text:style-name="P4"/>
      <text:p text:style-name="P12"><text:bookmark text:name="_jqri7mm8nk0z"/>5 ESTRATÉGIA DE ATUALIZAÇÃO</text:p>
      <text:p text:style-name="Standard">Deverá ser elaborado um plano estruturado para realizar a atualização, que engloba detalhes técnicos cruciais relativos à implementação da atualização. Este plano fornecerá um desdobramento faseado do processo, incluindo uma linha do tempo com marcos significativos para assegurar a conclusão da atualização. Além disso, serão identificados quais recursos, tanto humanos quanto tecnológicos, serão essenciais durante essa transição.</text:p>
      <text:p text:style-name="Standard">Importante ressaltar, a atualização também envolverá considerações sobre a compatibilidade entre o software e a base de dados. Este componente vital do plano garantirá que tanto o software quanto o banco de dados possam funcionar em conjunto sem problemas, evitando conflitos de integração que possam impactar o desempenho geral do sistema. Dessa forma, atenderemos com eficiência às necessidades do sistema e garantimos sua operação sem interrupções.</text:p>
      <text:p text:style-name="Standard"/>
      <text:p text:style-name="Heading_20_2"><text:bookmark text:name="_3yuce916wlz2"/>5.1 CÓDIGO</text:p>
      <text:p text:style-name="Standard">Será realizada uma avaliação abrangente das alterações no código e no banco de dados entre a versão atualmente em uso e a versão mais recente disponível. A natureza dessas alterações desempenha um papel crucial na determinação dos potenciais impactos e custos associados à atualização, e isto será levado em conta durante o planejamento do processo de atualização.</text:p>
      <text:p text:style-name="Standard"/>
      <text:p text:style-name="Standard">Além disso, estamos considerando a possibilidade de desenvolver uma ferramenta que permitiria aos usuários se envolverem ativamente no processo e realizarem a migração dos dados manualmente, de uma instância antiga para uma nova. Isso proporciona mais controle aos usuários sobre a transição, ao mesmo tempo que garantiria que todos os aspectos sejam executados conforme as necessidades específicas de cada situação</text:p>
      <text:p text:style-name="Standard"/>
      <text:p text:style-name="Heading_20_2"><text:bookmark text:name="_hrschsydnstt"/>5.2 BANCO DE DADOS</text:p>
      <text:p text:style-name="Standard">A abordagem básica envolve tentar atualizar diretamente do banco de dados da versão 5 para a versão 7. No entanto, cabe destacar que se houver muitas modificações presentes, isso pode influenciar o custo da migração, tornando-a mais significativa. Em alguns casos, pode ser necessário abandonar algumas dessas modificações para facilitar a atualização.</text:p>
      <text:p text:style-name="Standard"/>
      <text:p text:style-name="Standard">Para minimizar a interrupção dos serviços durante a atualização, adotaremos uma série de procedimentos pré-planejados. Isso inclui executar a atualização durante períodos de baixa atividade do usuário, manter um canal aberto de comunicação com os usuários sobre o status da atualização, e estar preparado para implementar rapidamente a versão anterior do software, se necessário. Esses procedimentos fornecem um escudo contra o tempo de inatividade excessivo e interrupções de serviço indesejadas, preservando a experiência ideal do usuário durante todo o processo de atualização.</text:p>
      <text:p text:style-name="Standard"><text:soft-page-break/></text:p>
      <text:p text:style-name="Heading_20_2"><text:bookmark text:name="_dnyqoi6tqih5"/>5.3 AMBIENTES: TESTES, HOMOLOGAÇÃO E PRODUÇÃO</text:p>
      <text:p text:style-name="Standard">Esses são os passos para atualizar o código fonte de um software em diferentes ambientes, como testes, homologação e produção. Os dados de cada ambiente devem incluir o banco de dados completo com dados reais. Você pode encontrar os comandos para atualizar o banco de dados no repositório do projeto do software.</text:p>
      <text:p text:style-name="Standard">A sua primeira tarefa é fazer backup do ambiente e do banco de dados. Em seguida, atualize o código fonte através de um release que pode ser encontrado no link fornecido. Confira a versão mais recente e compare com a versão que você está usando. É importante visitar a pasta de documentação "Release notes" para verificar as anotações das versões entre a atual e a mais recente. Pode haver procedimentos específicos ou precauções a serem tomadas.</text:p>
      <text:p text:style-name="Standard">Uma vez preparado, você pode começar a atualizar o código. Usando o comando 'git fetch', você pode atualizar as referências do novo código. Para alterar para uma nova versão estável, utilize 'git checkout [release]', onde '[release]' é o release desejado.</text:p>
      <text:p text:style-name="Standard">O próximo passo é executar o script de atualização 'deploy.sh' localizado na pasta de scripts. Este script atualiza as bibliotecas e dependências da aplicação e também atualiza o banco de dados com novos campos ou tabelas. Após este passo, é necessário reiniciar o serviço PHP para que todos os arquivos sejam reescritos corretamente. Isso requer permissão de root.</text:p>
      <text:p text:style-name="Standard">No caso de problemas, como problemas de permissão ou dificuldades com 'git pull', existem soluções disponíveis. Certifique-se de que todos os comandos sejam executados com o mesmo usuário da aplicação do software. Se você encontrar qualquer problema diferente, considere entrar em contato com a comunidade do software para obter assistência. <text:s/><text:a xlink:type="simple" xlink:href="https://docs.mapasculturais.org/mc_deploy_update/" text:style-name="ListLabel_20_1" text:visited-style-name="ListLabel_20_1"><text:span text:style-name="T4">https://docs.mapasculturais.org/mc_deploy_update/</text:span></text:a></text:p>
      <text:p text:style-name="Heading_20_2"><text:bookmark text:name="_xsrypfq6r642"/>5.4 PLANO DE CONTINGÊNCIA</text:p>
      <text:p text:style-name="Standard">É crucial ter um plano de contingência robusto e minuciosamente preparado para orientar a transição dos dados para a nova versão do software. Este plano deve detalhar cada etapa, garantindo que a integridade dos dados seja preservada em todos os momentos. Isso envolve a realização de backups completos de todos os dados antes do processo de atualização. Em caso de perda de dados, devem ser implementadas estratégias confiáveis de recuperação de dados que permitirão a restauração rápida e precisa das informações. Este plano de contingência busca garantir maior suavidade e sem interrupções, minimizando os riscos e garantindo a continuidade dos serviços.</text:p>
      <text:p text:style-name="P4"/>
      <text:p text:style-name="P12"><text:bookmark text:name="_yshpvkkrr5tq"/>6 TESTES E VALIDAÇÃO</text:p>
      <text:p text:style-name="Standard">Precisa elaborar e executar roteiro de testes nos principais processos para garantir que tudo esteja funcionando até atingir o ambiente de produção.</text:p>
      <text:p text:style-name="Standard">A metodologia para testar o software atualizado e validar a integridade dos dados no banco de dados após a atualização.</text:p>
      <text:p text:style-name="Standard">Como a atualização será testada e validada antes de ser implantada em todo o sistema, e quais métricas de desempenho serão usadas.</text:p>
      <text:p text:style-name="P4"/>
      <text:p text:style-name="P12"><text:bookmark text:name="_idfxmwkq2sbn"/>7 IMPLEMENTAÇÃO</text:p>
      <text:p text:style-name="Standard">Uma vez o roteiro de testes validado, você planeja a atualização desde a data que irá ocorrer, preparar equipe de suporte, atualização documentação, verificar e agendar o tempo de indisponibilidade da plataforma, verificar processos de inscrição abertos e com alguma utilização no período agendado para execução da atualização.</text:p>
      <text:p text:style-name="Standard">No dia D, é importante ter equipe de plantão, não só a técnica mas de negócio para serem os primeiros a testar depois de finalizar a implementação a fim de minimizar o impacto nos usuários.</text:p>
      <text:p text:style-name="Standard"/>
      <text:p text:style-name="P12"><text:bookmark text:name="_ofwwbnxxkyru"/>8 COMUNICAÇÃO</text:p>
      <text:p text:style-name="Standard">O processo de atualização de software deve começar com a comunicação clara para os usuários dos planos de atualização iminente. Isso inclui enviar avisos de atualização para permitir que os diversos perfis de usuários se planejem adequadamente. Esses avisos devem incluir quando a atualização está programada para começar, sua duração estimada, bem como qualquer impacto potencial que possa ter sobre a operação normal do software.</text:p>
      <text:p text:style-name="Standard"><text:soft-page-break/>Para manter os usuários informados sobre o progresso da atualização, devem ser enviadas comunicações regularmente, incluindo quando a atualização começar, acabar, e cada vez que uma nova atualização ocorrer. Isso ajuda a garantir que os usuários estejam sempre atualizados sobre o status do software e possam planejar suas atividades diárias de acordo.</text:p>
      <text:p text:style-name="Standard">Além disso, é importante elaborar conteúdo informativo sobre as melhorias feitas em cada atualização do software e quaisquer problemas que tenham sido corrigidos. Esses relatórios, geralmente chamados de "release notes", fornecem aos usuários uma visão detalhada das alterações feitas e como essas alterações irão beneficiá-los. Ele também aumenta a transparência e ajuda a construir a confiança entre a equipe de desenvolvimento do software e os usuários.</text:p>
      <text:p text:style-name="Standard">A instituição também deve considerar a utilização de todos os seus canais de comunicação disponíveis para divulgar a realização da atualização. Isso poderá incluir o uso de mídias sociais, e-mails, newsletters e outros canais de comunicação interna adequados.</text:p>
      <text:p text:style-name="Standard">É crucial que os usuários sejam informados sobre as novas funcionalidades e quaisquer alterações na interface do usuário por meio de sessões de treinamento e documentos de orientação atualizados. Eles podem precisar de ajuda para se adaptarem à nova versão do software e compreenderem completamente como usar todas as novas funcionalidades.</text:p>
      <text:p text:style-name="Standard">Para auxiliar com isso, recursos adicionais devem ser fornecidos, tais como manuais de usuários atualizados, guias "how-to", vídeos de treinamento e outros materiais de aprendizagem relevantes.</text:p>
      <text:p text:style-name="Standard">Finalmente, a instituição pode considerar a realização de sessões de perguntas e respostas com os usuários para abordar quaisquer dúvidas persistentes ou problemas que possam surgir ao usar a nova versão do software. Essas sessões podem ser vitaeis para garantir a adoção suave do software atualizado pelos usuários e para fornecer feedback valioso à equipe de desenvolvimento de software para melhoramentos futuros.</text:p>
      <text:p text:style-name="P4"/>
      <text:p text:style-name="P12"><text:bookmark text:name="_1q58a7ymkxap"/>9 SUPORTE E DOCUMENTAÇÃO</text:p>
      <text:p text:style-name="Standard">A primeira etapa importante envolve a atualização da documentação e dos materiais de orientação para os usuários. É crucial que todas as informações sejam atualizadas para refletir as mudanças feitas no software. Isso não só ajuda os usuários a se adaptarem ao novo sistema, mas também garante que eles tenham acesso a informações corretas e atualizadas. Isso pode incluir a revisão de manuais de usuários, a atualização de guias de procedimentos e a revisão de quaisquer outros materiais de referência que os usuários possam precisar ao usar o software.</text:p>
      <text:p text:style-name="Standard">O próximo passo seria a criação de um FAQ para responder às principais questões relacionadas à atualização. Este recurso pode ser extremamente valioso para os usuários, pois eles podem ter muitas perguntas sobre o que esperar durante e após o processo de atualização. Um FAQ detalhado pode abordar questões como o tempo esperado de inatividade, como os dados serão afetados, o que os usuários precisam fazer para se preparar, entre outras possíveis questões.</text:p>
      <text:p text:style-name="Standard">Outra tarefa importante seria o estabelecimento de um canal exclusivo para consulta e suporte durante e após o processo de atualização. Este canal forneceria aos usuários um meio direto de comunicação com a equipe de suporte para tirar dúvidas e relatar problemas. Ter um canal específico para o processo de atualização ajudaria a garantir que as questões são tratadas de maneira eficiente e eficaz, sem se misturar com outras solicitações de suporte.</text:p>
      <text:p text:style-name="Standard">Finalmente, o estabelecimento de uma agenda de suporte e manutenção pós-atualização é imprescindível. Esta agenda deve incluir detalhes sobre como serão tratadas as solicitações de suporte, como os problemas pós-atualização serão gerenciados, e o plano para futuras atualizações do software. Esta comunicação clara e detalhada com os usuários não apenas estabelece as expectativas corretamente, mas também fornece um plano claro sobre o que eles podem esperar em termos de suporte e atualizações futuras. Uma abordagem transparente e estruturada neste ponto também ajudará a construir a confiança dos usuários no novo software.</text:p>
      <text:p text:style-name="P4"/>
      <text:p text:style-name="P4"/>
      <text:p text:style-name="P12"><text:bookmark text:name="_svmataqsiap6"/>10 EVOLUÇÃO CONTÍNUA</text:p>
      <text:p text:style-name="Standard">A manutenção preventiva e de segurança em todos os softwares do ambiente é um passo crucial e contínuo. Manter todos os sistemas atualizados minimiza o risco de problemas e falhas de segurança. Isso envolve regularmente a inspeção, atualização e reparo de todos os componentes de software. Além disso, monitorar os sistemas em busca de sinais de possíveis falhas e corrigir problemas antes que eles se tornem críticos também é uma parte crucial desta prática. Ao fazer isso, você garante que todos os aplicativos, sistemas operacionais e outros softwares em sua infraestrutura estão operando de maneira ideal e segura.</text:p>
      <text:p text:style-name="Standard">Em relação à política de backups, uma estratégia sólida é indispensável para qualquer organização. Não se trata apenas de fazer backups regulares, mas de assegurar que os dados sejam adequadamente protegidos e facilmente recuperáveis em caso de perda de dados. Isso envolve a escolha do tipo correto de backup (como backup total, incremental ou diferencial), a identificação dos dados que precisam ser protegidos, o estabelecimento de um cronograma de backup, a implementação de protocolos de segurança para proteger os backups e a realização de testes regulares para garantir que os dados possam ser recuperados com sucesso quando necessário. Garantir que a Lei Geral de Proteção de Dados(LGPD) esteja contemplada na política de backup e arquivamento de dados.</text:p>
      <text:p text:style-name="Standard">Manter-se atualizado com as atualizações e versões mais recentes da comunidade é essencial. Acompanhar as últimas notícias, recursos e mudanças de plataforma pode ajudá-lo a aproveitar ao máximo seu software e evitar problemas potenciais. A comunidade é um grande recurso para aprender melhores práticas, obter conselhos e suporte técnico, e manter-se atualizado sobre as últimas tendências e atualizações de software.</text:p>
      <text:p text:style-name="Standard">A prática de "Release Early, Release Often" implica em compartilhar regularmente as melhorias do software com a comunidade. Ao introduzir novas versões frequentes e menores de seu software, você permite que os usuários e a comunidade contribuam para o desenvolvimento com feedback e sugestões que podem ser muito valiosas. Isso também cria uma sensação de progresso contínuo e transparência que pode gerar confiança e lealdade entre os usuários e a comunidade. Além disso, ao garantir que todas as melhorias do software estejam de acordo com a licença AGPLv3, você estará promovendo a livre distribuição e utilização do software cri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9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line-height="150%" fo:text-align="center" style:justify-single-word="false" fo:keep-together="always" fo:keep-with-next="always"/>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1807in" fo:margin-bottom="0.5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81" meta:word-count="2987" meta:character-count="19583" meta:non-whitespace-character-count="16674"/>
    <meta:generator>LibreOfficeDev/6.0.5.2$Linux_X86_64 LibreOffice_project/</meta:generator>
  </office:meta>
</office:document-meta>
</file>